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aís</text:p>
          </table:table-cell>
          <table:table-cell table:style-name="ce3" office:value-type="string" calcext:value-type="string">
            <text:p>Població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China" xlink:type="simple">China</text:a></text:p>
          </table:table-cell>
          <table:table-cell table:style-name="ce4" office:value-type="float" office:value="1411750000" calcext:value-type="float">
            <text:p>1,411,750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India" xlink:type="simple">India</text:a></text:p>
          </table:table-cell>
          <table:table-cell table:style-name="ce4" office:value-type="float" office:value="1388163000" calcext:value-type="float">
            <text:p>1,388,163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United_States" xlink:type="simple">United States</text:a></text:p>
          </table:table-cell>
          <table:table-cell table:style-name="ce4" office:value-type="float" office:value="334481757" calcext:value-type="float">
            <text:p>334,481,75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Indonesia" xlink:type="simple">Indonesia</text:a></text:p>
          </table:table-cell>
          <table:table-cell table:style-name="ce4" office:value-type="float" office:value="275773800" calcext:value-type="float">
            <text:p>275,773,8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Pakistan" xlink:type="simple">Pakistan</text:a></text:p>
          </table:table-cell>
          <table:table-cell table:style-name="ce4" office:value-type="float" office:value="235825000" calcext:value-type="float">
            <text:p>235,825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Nigeria" xlink:type="simple">Nigeria</text:a></text:p>
          </table:table-cell>
          <table:table-cell table:style-name="ce4" office:value-type="float" office:value="218541000" calcext:value-type="float">
            <text:p>218,541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Brazil" xlink:type="simple">Brazil</text:a></text:p>
          </table:table-cell>
          <table:table-cell table:style-name="ce4" office:value-type="float" office:value="215887958" calcext:value-type="float">
            <text:p>215,887,95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Bangladesh" xlink:type="simple">Bangladesh</text:a></text:p>
          </table:table-cell>
          <table:table-cell table:style-name="ce4" office:value-type="float" office:value="169828911" calcext:value-type="float">
            <text:p>169,828,9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Russia" xlink:type="simple">Russia</text:a></text:p>
          </table:table-cell>
          <table:table-cell table:style-name="ce4" office:value-type="float" office:value="146424729" calcext:value-type="float">
            <text:p>146,424,72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Mexico" xlink:type="simple">Mexico</text:a></text:p>
          </table:table-cell>
          <table:table-cell table:style-name="ce4" office:value-type="float" office:value="128665641" calcext:value-type="float">
            <text:p>128,665,64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Japan" xlink:type="simple">Japan</text:a></text:p>
          </table:table-cell>
          <table:table-cell table:style-name="ce4" office:value-type="float" office:value="124630000" calcext:value-type="float">
            <text:p>124,630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Philippines" xlink:type="simple">Philippines</text:a></text:p>
          </table:table-cell>
          <table:table-cell table:style-name="ce4" office:value-type="float" office:value="110515406" calcext:value-type="float">
            <text:p>110,515,4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Ethiopia" xlink:type="simple">Ethiopia</text:a></text:p>
          </table:table-cell>
          <table:table-cell table:style-name="ce4" office:value-type="float" office:value="105163988" calcext:value-type="float">
            <text:p>105,163,98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Egypt" xlink:type="simple">Egypt</text:a></text:p>
          </table:table-cell>
          <table:table-cell table:style-name="ce4" office:value-type="float" office:value="104559121" calcext:value-type="float">
            <text:p>104,559,12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Vietnam" xlink:type="simple">Vietnam</text:a></text:p>
          </table:table-cell>
          <table:table-cell table:style-name="ce4" office:value-type="float" office:value="99460000" calcext:value-type="float">
            <text:p>99,460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Democratic_Republic_of_the_Congo" xlink:type="simple">DR Congo</text:a></text:p>
          </table:table-cell>
          <table:table-cell table:style-name="ce4" office:value-type="float" office:value="99010000" calcext:value-type="float">
            <text:p>99,010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Iran" xlink:type="simple">Iran</text:a></text:p>
          </table:table-cell>
          <table:table-cell table:style-name="ce4" office:value-type="float" office:value="86266607" calcext:value-type="float">
            <text:p>86,266,60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urkey" xlink:type="simple">Turkey</text:a></text:p>
          </table:table-cell>
          <table:table-cell table:style-name="ce4" office:value-type="float" office:value="85279553" calcext:value-type="float">
            <text:p>85,279,55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Germany" xlink:type="simple">Germany</text:a></text:p>
          </table:table-cell>
          <table:table-cell table:style-name="ce4" office:value-type="float" office:value="84270625" calcext:value-type="float">
            <text:p>84,270,62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France" xlink:type="simple">France</text:a></text:p>
          </table:table-cell>
          <table:table-cell table:style-name="ce4" office:value-type="float" office:value="68042591" calcext:value-type="float">
            <text:p>68,042,59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y_of_the_United_Kingdom" xlink:type="simple">United Kingdom</text:a></text:p>
          </table:table-cell>
          <table:table-cell table:style-name="ce4" office:value-type="float" office:value="67026292" calcext:value-type="float">
            <text:p>67,026,2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ailand" xlink:type="simple">Thailand</text:a></text:p>
          </table:table-cell>
          <table:table-cell table:style-name="ce4" office:value-type="float" office:value="66905555" calcext:value-type="float">
            <text:p>66,905,5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anzania" xlink:type="simple">Tanzania</text:a></text:p>
          </table:table-cell>
          <table:table-cell table:style-name="ce4" office:value-type="float" office:value="61741120" calcext:value-type="float">
            <text:p>61,741,12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outh_Africa" xlink:type="simple">South Africa</text:a></text:p>
          </table:table-cell>
          <table:table-cell table:style-name="ce4" office:value-type="float" office:value="60604992" calcext:value-type="float">
            <text:p>60,604,9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Italy" xlink:type="simple">Italy</text:a></text:p>
          </table:table-cell>
          <table:table-cell table:style-name="ce4" office:value-type="float" office:value="58887359" calcext:value-type="float">
            <text:p>58,887,35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Myanmar" xlink:type="simple">Myanmar</text:a></text:p>
          </table:table-cell>
          <table:table-cell table:style-name="ce4" office:value-type="float" office:value="55294979" calcext:value-type="float">
            <text:p>55,294,97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outh_Korea" xlink:type="simple">South Korea</text:a></text:p>
          </table:table-cell>
          <table:table-cell table:style-name="ce4" office:value-type="float" office:value="51439038" calcext:value-type="float">
            <text:p>51,439,03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Colombia" xlink:type="simple">Colombia</text:a></text:p>
          </table:table-cell>
          <table:table-cell table:style-name="ce4" office:value-type="float" office:value="51049498" calcext:value-type="float">
            <text:p>51,049,49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pain" xlink:type="simple">Spain</text:a></text:p>
          </table:table-cell>
          <table:table-cell table:style-name="ce4" office:value-type="float" office:value="47615034" calcext:value-type="float">
            <text:p>47,615,03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Kenya" xlink:type="simple">Kenya</text:a></text:p>
          </table:table-cell>
          <table:table-cell table:style-name="ce4" office:value-type="float" office:value="47564296" calcext:value-type="float">
            <text:p>47,564,29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Argentina" xlink:type="simple">Argentina</text:a></text:p>
          </table:table-cell>
          <table:table-cell table:style-name="ce4" office:value-type="float" office:value="46044703" calcext:value-type="float">
            <text:p>46,044,70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Algeria" xlink:type="simple">Algeria</text:a></text:p>
          </table:table-cell>
          <table:table-cell table:style-name="ce4" office:value-type="float" office:value="45400000" calcext:value-type="float">
            <text:p>45,400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udan" xlink:type="simple">Sudan</text:a></text:p>
          </table:table-cell>
          <table:table-cell table:style-name="ce4" office:value-type="float" office:value="45228400" calcext:value-type="float">
            <text:p>45,228,4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Uganda" xlink:type="simple">Uganda</text:a></text:p>
          </table:table-cell>
          <table:table-cell table:style-name="ce4" office:value-type="float" office:value="42885900" calcext:value-type="float">
            <text:p>42,885,9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Iraq" xlink:type="simple">Iraq</text:a></text:p>
          </table:table-cell>
          <table:table-cell table:style-name="ce4" office:value-type="float" office:value="41190700" calcext:value-type="float">
            <text:p>41,190,7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Ukraine" xlink:type="simple">Ukraine</text:a></text:p>
          </table:table-cell>
          <table:table-cell table:style-name="ce4" office:value-type="float" office:value="41130432" calcext:value-type="float">
            <text:p>41,130,43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Population_of_Canada" xlink:type="simple">Canada</text:a></text:p>
          </table:table-cell>
          <table:table-cell table:style-name="ce4" office:value-type="float" office:value="39147460" calcext:value-type="float">
            <text:p>39,147,46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Poland" xlink:type="simple">Poland</text:a></text:p>
          </table:table-cell>
          <table:table-cell table:style-name="ce4" office:value-type="float" office:value="37767000" calcext:value-type="float">
            <text:p>37,767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Morocco" xlink:type="simple">Morocco</text:a></text:p>
          </table:table-cell>
          <table:table-cell table:style-name="ce4" office:value-type="float" office:value="36894290" calcext:value-type="float">
            <text:p>36,894,29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Uzbekistan" xlink:type="simple">Uzbekistan</text:a></text:p>
          </table:table-cell>
          <table:table-cell table:style-name="ce4" office:value-type="float" office:value="36104130" calcext:value-type="float">
            <text:p>36,104,13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audi_Arabia" xlink:type="simple">Saudi Arabia</text:a></text:p>
          </table:table-cell>
          <table:table-cell table:style-name="ce4" office:value-type="float" office:value="34110821" calcext:value-type="float">
            <text:p>34,110,82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Yemen" xlink:type="simple">Yemen</text:a></text:p>
          </table:table-cell>
          <table:table-cell table:style-name="ce4" office:value-type="float" office:value="33697000" calcext:value-type="float">
            <text:p>33,697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Peru" xlink:type="simple">Peru</text:a></text:p>
          </table:table-cell>
          <table:table-cell table:style-name="ce4" office:value-type="float" office:value="33396698" calcext:value-type="float">
            <text:p>33,396,69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Angola" xlink:type="simple">Angola</text:a></text:p>
          </table:table-cell>
          <table:table-cell table:style-name="ce4" office:value-type="float" office:value="33086278" calcext:value-type="float">
            <text:p>33,086,27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Afghanistan" xlink:type="simple">Afghanistan</text:a></text:p>
          </table:table-cell>
          <table:table-cell table:style-name="ce4" office:value-type="float" office:value="32890171" calcext:value-type="float">
            <text:p>32,890,17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Malaysia" xlink:type="simple">Malaysia</text:a></text:p>
          </table:table-cell>
          <table:table-cell table:style-name="ce4" office:value-type="float" office:value="32776000" calcext:value-type="float">
            <text:p>32,776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Mozambique" xlink:type="simple">Mozambique</text:a></text:p>
          </table:table-cell>
          <table:table-cell table:style-name="ce4" office:value-type="float" office:value="32419747" calcext:value-type="float">
            <text:p>32,419,74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Ghana" xlink:type="simple">Ghana</text:a></text:p>
          </table:table-cell>
          <table:table-cell table:style-name="ce4" office:value-type="float" office:value="30832019" calcext:value-type="float">
            <text:p>30,832,01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Ivory_Coast" xlink:type="simple">Ivory Coast</text:a></text:p>
          </table:table-cell>
          <table:table-cell table:style-name="ce4" office:value-type="float" office:value="29389150" calcext:value-type="float">
            <text:p>29,389,15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Nepal" xlink:type="simple">Nepal</text:a></text:p>
          </table:table-cell>
          <table:table-cell table:style-name="ce4" office:value-type="float" office:value="29192480" calcext:value-type="float">
            <text:p>29,192,48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Venezuela" xlink:type="simple">Venezuela</text:a></text:p>
          </table:table-cell>
          <table:table-cell table:style-name="ce4" office:value-type="float" office:value="28302000" calcext:value-type="float">
            <text:p>28,302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Madagascar" xlink:type="simple">Madagascar</text:a></text:p>
          </table:table-cell>
          <table:table-cell table:style-name="ce4" office:value-type="float" office:value="26923353" calcext:value-type="float">
            <text:p>26,923,35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y_of_Australia" xlink:type="simple">Australia</text:a></text:p>
          </table:table-cell>
          <table:table-cell table:style-name="ce4" office:value-type="float" office:value="26064861" calcext:value-type="float">
            <text:p>26,064,86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North_Korea" xlink:type="simple">North Korea</text:a></text:p>
          </table:table-cell>
          <table:table-cell table:style-name="ce4" office:value-type="float" office:value="25660000" calcext:value-type="float">
            <text:p>25,660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Cameroon" xlink:type="simple">Cameroon</text:a></text:p>
          </table:table-cell>
          <table:table-cell table:style-name="ce4" office:value-type="float" office:value="24348251" calcext:value-type="float">
            <text:p>24,348,25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Niger" xlink:type="simple">Niger</text:a></text:p>
          </table:table-cell>
          <table:table-cell table:style-name="ce4" office:value-type="float" office:value="24112753" calcext:value-type="float">
            <text:p>24,112,75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aiwan" xlink:type="simple">Taiwan</text:a></text:p>
          </table:table-cell>
          <table:table-cell table:style-name="ce4" office:value-type="float" office:value="23375314" calcext:value-type="float">
            <text:p>23,375,31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Mali" xlink:type="simple">Mali</text:a></text:p>
          </table:table-cell>
          <table:table-cell table:style-name="ce4" office:value-type="float" office:value="22594000" calcext:value-type="float">
            <text:p>22,594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Burkina_Faso" xlink:type="simple">Burkina Faso</text:a></text:p>
          </table:table-cell>
          <table:table-cell table:style-name="ce4" office:value-type="float" office:value="22185654" calcext:value-type="float">
            <text:p>22,185,6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ri_Lanka" xlink:type="simple">Sri Lanka</text:a></text:p>
          </table:table-cell>
          <table:table-cell table:style-name="ce4" office:value-type="float" office:value="22181000" calcext:value-type="float">
            <text:p>22,181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yria" xlink:type="simple">Syria</text:a></text:p>
          </table:table-cell>
          <table:table-cell table:style-name="ce4" office:value-type="float" office:value="22125000" calcext:value-type="float">
            <text:p>22,125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Malawi" xlink:type="simple">Malawi</text:a></text:p>
          </table:table-cell>
          <table:table-cell table:style-name="ce4" office:value-type="float" office:value="21507723" calcext:value-type="float">
            <text:p>21,507,72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Chile" xlink:type="simple">Chile</text:a></text:p>
          </table:table-cell>
          <table:table-cell table:style-name="ce4" office:value-type="float" office:value="19828563" calcext:value-type="float">
            <text:p>19,828,56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Kazakhstan" xlink:type="simple">Kazakhstan</text:a></text:p>
          </table:table-cell>
          <table:table-cell table:style-name="ce4" office:value-type="float" office:value="19814540" calcext:value-type="float">
            <text:p>19,814,5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Zambia" xlink:type="simple">Zambia</text:a></text:p>
          </table:table-cell>
          <table:table-cell table:style-name="ce4" office:value-type="float" office:value="19610769" calcext:value-type="float">
            <text:p>19,610,76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Romania" xlink:type="simple">Romania</text:a></text:p>
          </table:table-cell>
          <table:table-cell table:style-name="ce4" office:value-type="float" office:value="19053815" calcext:value-type="float">
            <text:p>19,053,8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Ecuador" xlink:type="simple">Ecuador</text:a></text:p>
          </table:table-cell>
          <table:table-cell table:style-name="ce4" office:value-type="float" office:value="18184100" calcext:value-type="float">
            <text:p>18,184,1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y_of_the_Netherlands" xlink:type="simple">Netherlands</text:a></text:p>
          </table:table-cell>
          <table:table-cell table:style-name="ce4" office:value-type="float" office:value="17805810" calcext:value-type="float">
            <text:p>17,805,8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omalia" xlink:type="simple">Somalia</text:a></text:p>
          </table:table-cell>
          <table:table-cell table:style-name="ce4" office:value-type="float" office:value="17598000" calcext:value-type="float">
            <text:p>17,598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enegal" xlink:type="simple">Senegal</text:a></text:p>
          </table:table-cell>
          <table:table-cell table:style-name="ce4" office:value-type="float" office:value="17223497" calcext:value-type="float">
            <text:p>17,223,49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Guatemala" xlink:type="simple">Guatemala</text:a></text:p>
          </table:table-cell>
          <table:table-cell table:style-name="ce4" office:value-type="float" office:value="17109746" calcext:value-type="float">
            <text:p>17,109,74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Chad" xlink:type="simple">Chad</text:a></text:p>
          </table:table-cell>
          <table:table-cell table:style-name="ce4" office:value-type="float" office:value="16818391" calcext:value-type="float">
            <text:p>16,818,39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Cambodia" xlink:type="simple">Cambodia</text:a></text:p>
          </table:table-cell>
          <table:table-cell table:style-name="ce4" office:value-type="float" office:value="15552211" calcext:value-type="float">
            <text:p>15,552,2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Zimbabwe" xlink:type="simple">Zimbabwe</text:a></text:p>
          </table:table-cell>
          <table:table-cell table:style-name="ce4" office:value-type="float" office:value="15178979" calcext:value-type="float">
            <text:p>15,178,97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outh_Sudan" xlink:type="simple">South Sudan</text:a></text:p>
          </table:table-cell>
          <table:table-cell table:style-name="ce4" office:value-type="float" office:value="13249924" calcext:value-type="float">
            <text:p>13,249,92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Rwanda" xlink:type="simple">Rwanda</text:a></text:p>
          </table:table-cell>
          <table:table-cell table:style-name="ce4" office:value-type="float" office:value="12955768" calcext:value-type="float">
            <text:p>12,955,7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Guinea" xlink:type="simple">Guinea</text:a></text:p>
          </table:table-cell>
          <table:table-cell table:style-name="ce4" office:value-type="float" office:value="12907395" calcext:value-type="float">
            <text:p>12,907,39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Burundi" xlink:type="simple">Burundi</text:a></text:p>
          </table:table-cell>
          <table:table-cell table:style-name="ce4" office:value-type="float" office:value="12574571" calcext:value-type="float">
            <text:p>12,574,57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Benin" xlink:type="simple">Benin</text:a></text:p>
          </table:table-cell>
          <table:table-cell table:style-name="ce4" office:value-type="float" office:value="12506347" calcext:value-type="float">
            <text:p>12,506,34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Bolivia" xlink:type="simple">Bolivia</text:a></text:p>
          </table:table-cell>
          <table:table-cell table:style-name="ce4" office:value-type="float" office:value="12006031" calcext:value-type="float">
            <text:p>12,006,03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unisia" xlink:type="simple">Tunisia</text:a></text:p>
          </table:table-cell>
          <table:table-cell table:style-name="ce4" office:value-type="float" office:value="11803588" calcext:value-type="float">
            <text:p>11,803,58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Haiti" xlink:type="simple">Haiti</text:a></text:p>
          </table:table-cell>
          <table:table-cell table:style-name="ce4" office:value-type="float" office:value="11743017" calcext:value-type="float">
            <text:p>11,743,0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Belgium" xlink:type="simple">Belgium</text:a></text:p>
          </table:table-cell>
          <table:table-cell table:style-name="ce4" office:value-type="float" office:value="11730564" calcext:value-type="float">
            <text:p>11,730,56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Jordan" xlink:type="simple">Jordan</text:a></text:p>
          </table:table-cell>
          <table:table-cell table:style-name="ce4" office:value-type="float" office:value="11428420" calcext:value-type="float">
            <text:p>11,428,42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Cuba" xlink:type="simple">Cuba</text:a></text:p>
          </table:table-cell>
          <table:table-cell table:style-name="ce4" office:value-type="float" office:value="11113215" calcext:value-type="float">
            <text:p>11,113,2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Dominican_Republic" xlink:type="simple">Dominican Republic</text:a></text:p>
          </table:table-cell>
          <table:table-cell table:style-name="ce4" office:value-type="float" office:value="10535535" calcext:value-type="float">
            <text:p>10,535,53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Czech_Republic" xlink:type="simple">Czech Republic</text:a></text:p>
          </table:table-cell>
          <table:table-cell table:style-name="ce4" office:value-type="float" office:value="10526937" calcext:value-type="float">
            <text:p>10,526,93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weden" xlink:type="simple">Sweden</text:a></text:p>
          </table:table-cell>
          <table:table-cell table:style-name="ce4" office:value-type="float" office:value="10521556" calcext:value-type="float">
            <text:p>10,521,55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Greece" xlink:type="simple">Greece</text:a></text:p>
          </table:table-cell>
          <table:table-cell table:style-name="ce4" office:value-type="float" office:value="10432481" calcext:value-type="float">
            <text:p>10,432,48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Portugal" xlink:type="simple">Portugal</text:a></text:p>
          </table:table-cell>
          <table:table-cell table:style-name="ce4" office:value-type="float" office:value="10344802" calcext:value-type="float">
            <text:p>10,344,80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Azerbaijan" xlink:type="simple">Azerbaijan</text:a></text:p>
          </table:table-cell>
          <table:table-cell table:style-name="ce4" office:value-type="float" office:value="10127145" calcext:value-type="float">
            <text:p>10,127,14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Israel" xlink:type="simple">Israel</text:a></text:p>
          </table:table-cell>
          <table:table-cell table:style-name="ce4" office:value-type="float" office:value="9691040" calcext:value-type="float">
            <text:p>9,691,0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Hungary" xlink:type="simple">Hungary</text:a></text:p>
          </table:table-cell>
          <table:table-cell table:style-name="ce4" office:value-type="float" office:value="9678000" calcext:value-type="float">
            <text:p>9,678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Honduras" xlink:type="simple">Honduras</text:a></text:p>
          </table:table-cell>
          <table:table-cell table:style-name="ce4" office:value-type="float" office:value="9546178" calcext:value-type="float">
            <text:p>9,546,17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ajikistan" xlink:type="simple">Tajikistan</text:a></text:p>
          </table:table-cell>
          <table:table-cell table:style-name="ce4" office:value-type="float" office:value="9506000" calcext:value-type="float">
            <text:p>9,506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United_Arab_Emirates" xlink:type="simple">United Arab Emirates</text:a></text:p>
          </table:table-cell>
          <table:table-cell table:style-name="ce4" office:value-type="float" office:value="9282410" calcext:value-type="float">
            <text:p>9,282,4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Belarus" xlink:type="simple">Belarus</text:a></text:p>
          </table:table-cell>
          <table:table-cell table:style-name="ce4" office:value-type="float" office:value="9255524" calcext:value-type="float">
            <text:p>9,255,52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Papua_New_Guinea" xlink:type="simple">Papua New Guinea</text:a></text:p>
          </table:table-cell>
          <table:table-cell table:style-name="ce4" office:value-type="float" office:value="9122994" calcext:value-type="float">
            <text:p>9,122,99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Austria" xlink:type="simple">Austria</text:a></text:p>
          </table:table-cell>
          <table:table-cell table:style-name="ce4" office:value-type="float" office:value="9106126" calcext:value-type="float">
            <text:p>9,106,12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witzerland" xlink:type="simple">Switzerland</text:a></text:p>
          </table:table-cell>
          <table:table-cell table:style-name="ce4" office:value-type="float" office:value="8789726" calcext:value-type="float">
            <text:p>8,789,72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ierra_Leone" xlink:type="simple">Sierra Leone</text:a></text:p>
          </table:table-cell>
          <table:table-cell table:style-name="ce4" office:value-type="float" office:value="8494260" calcext:value-type="float">
            <text:p>8,494,26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ogo" xlink:type="simple">Togo</text:a></text:p>
          </table:table-cell>
          <table:table-cell table:style-name="ce4" office:value-type="float" office:value="7886000" calcext:value-type="float">
            <text:p>7,886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Hong_Kong" xlink:type="simple">Hong Kong </text:a></text:p>
          </table:table-cell>
          <table:table-cell table:style-name="ce4" office:value-type="float" office:value="7403100" calcext:value-type="float">
            <text:p>7,403,1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Paraguay" xlink:type="simple">Paraguay</text:a></text:p>
          </table:table-cell>
          <table:table-cell table:style-name="ce4" office:value-type="float" office:value="7353038" calcext:value-type="float">
            <text:p>7,353,03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Laos" xlink:type="simple">Laos</text:a></text:p>
          </table:table-cell>
          <table:table-cell table:style-name="ce4" office:value-type="float" office:value="7337783" calcext:value-type="float">
            <text:p>7,337,78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Kyrgyzstan" xlink:type="simple">Kyrgyzstan</text:a></text:p>
          </table:table-cell>
          <table:table-cell table:style-name="ce4" office:value-type="float" office:value="7000000" calcext:value-type="float">
            <text:p>7,000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El_Salvador" xlink:type="simple">El Salvador</text:a></text:p>
          </table:table-cell>
          <table:table-cell table:style-name="ce4" office:value-type="float" office:value="6825935" calcext:value-type="float">
            <text:p>6,825,93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Libya" xlink:type="simple">Libya</text:a></text:p>
          </table:table-cell>
          <table:table-cell table:style-name="ce4" office:value-type="float" office:value="6812000" calcext:value-type="float">
            <text:p>6,812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erbia" xlink:type="simple">Serbia</text:a></text:p>
          </table:table-cell>
          <table:table-cell table:style-name="ce4" office:value-type="float" office:value="6690887" calcext:value-type="float">
            <text:p>6,690,88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Nicaragua" xlink:type="simple">Nicaragua</text:a></text:p>
          </table:table-cell>
          <table:table-cell table:style-name="ce4" office:value-type="float" office:value="6595674" calcext:value-type="float">
            <text:p>6,595,67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Bulgaria" xlink:type="simple">Bulgaria</text:a></text:p>
          </table:table-cell>
          <table:table-cell table:style-name="ce4" office:value-type="float" office:value="6519789" calcext:value-type="float">
            <text:p>6,519,78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urkmenistan" xlink:type="simple">Turkmenistan</text:a></text:p>
          </table:table-cell>
          <table:table-cell table:style-name="ce4" office:value-type="float" office:value="6431000" calcext:value-type="float">
            <text:p>6,431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Republic_of_the_Congo" xlink:type="simple">Congo</text:a></text:p>
          </table:table-cell>
          <table:table-cell table:style-name="ce4" office:value-type="float" office:value="5970000" calcext:value-type="float">
            <text:p>5,970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Denmark" xlink:type="simple">Denmark</text:a></text:p>
          </table:table-cell>
          <table:table-cell table:style-name="ce4" office:value-type="float" office:value="5932654" calcext:value-type="float">
            <text:p>5,932,6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Central_African_Republic" xlink:type="simple">Central African Republic</text:a></text:p>
          </table:table-cell>
          <table:table-cell table:style-name="ce4" office:value-type="float" office:value="5633412" calcext:value-type="float">
            <text:p>5,633,41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Finland" xlink:type="simple">Finland</text:a></text:p>
          </table:table-cell>
          <table:table-cell table:style-name="ce4" office:value-type="float" office:value="5528796" calcext:value-type="float">
            <text:p>5,528,79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Lebanon" xlink:type="simple">Lebanon</text:a></text:p>
          </table:table-cell>
          <table:table-cell table:style-name="ce4" office:value-type="float" office:value="5490000" calcext:value-type="float">
            <text:p>5,490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State_of_Palestine" xlink:type="simple">Palestine</text:a></text:p>
          </table:table-cell>
          <table:table-cell table:style-name="ce4" office:value-type="float" office:value="5483450" calcext:value-type="float">
            <text:p>5,483,45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Norway" xlink:type="simple">Norway</text:a></text:p>
          </table:table-cell>
          <table:table-cell table:style-name="ce4" office:value-type="float" office:value="5488984" calcext:value-type="float">
            <text:p>5,488,98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ingapore" xlink:type="simple">Singapore</text:a></text:p>
          </table:table-cell>
          <table:table-cell table:style-name="ce4" office:value-type="float" office:value="5453600" calcext:value-type="float">
            <text:p>5,453,6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lovakia" xlink:type="simple">Slovakia</text:a></text:p>
          </table:table-cell>
          <table:table-cell table:style-name="ce4" office:value-type="float" office:value="5431344" calcext:value-type="float">
            <text:p>5,431,34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Costa_Rica" xlink:type="simple">Costa Rica</text:a></text:p>
          </table:table-cell>
          <table:table-cell table:style-name="ce4" office:value-type="float" office:value="5163038" calcext:value-type="float">
            <text:p>5,163,03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New_Zealand" xlink:type="simple">New Zealand</text:a></text:p>
          </table:table-cell>
          <table:table-cell table:style-name="ce4" office:value-type="float" office:value="5159127" calcext:value-type="float">
            <text:p>5,159,12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Republic_of_Ireland" xlink:type="simple">Ireland</text:a></text:p>
          </table:table-cell>
          <table:table-cell table:style-name="ce4" office:value-type="float" office:value="5123536" calcext:value-type="float">
            <text:p>5,123,53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Kuwait" xlink:type="simple">Kuwait</text:a></text:p>
          </table:table-cell>
          <table:table-cell table:style-name="ce4" office:value-type="float" office:value="4670713" calcext:value-type="float">
            <text:p>4,670,7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Liberia" xlink:type="simple">Liberia</text:a></text:p>
          </table:table-cell>
          <table:table-cell table:style-name="ce4" office:value-type="float" office:value="4661010" calcext:value-type="float">
            <text:p>4,661,0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Oman" xlink:type="simple">Oman</text:a></text:p>
          </table:table-cell>
          <table:table-cell table:style-name="ce4" office:value-type="float" office:value="4527446" calcext:value-type="float">
            <text:p>4,527,44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Panama" xlink:type="simple">Panama</text:a></text:p>
          </table:table-cell>
          <table:table-cell table:style-name="ce4" office:value-type="float" office:value="4278500" calcext:value-type="float">
            <text:p>4,278,5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Mauritania" xlink:type="simple">Mauritania</text:a></text:p>
          </table:table-cell>
          <table:table-cell table:style-name="ce4" office:value-type="float" office:value="4271197" calcext:value-type="float">
            <text:p>4,271,19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Croatia" xlink:type="simple">Croatia</text:a></text:p>
          </table:table-cell>
          <table:table-cell table:style-name="ce4" office:value-type="float" office:value="3871833" calcext:value-type="float">
            <text:p>3,871,83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Georgia_(country)" xlink:type="simple">Georgia</text:a></text:p>
          </table:table-cell>
          <table:table-cell table:style-name="ce4" office:value-type="float" office:value="3688600" calcext:value-type="float">
            <text:p>3,688,6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Eritrea" xlink:type="simple">Eritrea</text:a></text:p>
          </table:table-cell>
          <table:table-cell table:style-name="ce4" office:value-type="float" office:value="3684000" calcext:value-type="float">
            <text:p>3,684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Uruguay" xlink:type="simple">Uruguay</text:a></text:p>
          </table:table-cell>
          <table:table-cell table:style-name="ce4" office:value-type="float" office:value="3554915" calcext:value-type="float">
            <text:p>3,554,9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Mongolia" xlink:type="simple">Mongolia</text:a></text:p>
          </table:table-cell>
          <table:table-cell table:style-name="ce4" office:value-type="float" office:value="3486947" calcext:value-type="float">
            <text:p>3,486,94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Bosnia_and_Herzegovina" xlink:type="simple">Bosnia and Herzegovina</text:a></text:p>
          </table:table-cell>
          <table:table-cell table:style-name="ce4" office:value-type="float" office:value="3320954" calcext:value-type="float">
            <text:p>3,320,9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Puerto_Rico" xlink:type="simple">Puerto Rico </text:a></text:p>
          </table:table-cell>
          <table:table-cell table:style-name="ce4" office:value-type="float" office:value="3285874" calcext:value-type="float">
            <text:p>3,285,87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Armenia" xlink:type="simple">Armenia</text:a></text:p>
          </table:table-cell>
          <table:table-cell table:style-name="ce4" office:value-type="float" office:value="2976800" calcext:value-type="float">
            <text:p>2,976,8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Lithuania" xlink:type="simple">Lithuania</text:a></text:p>
          </table:table-cell>
          <table:table-cell table:style-name="ce4" office:value-type="float" office:value="2839020" calcext:value-type="float">
            <text:p>2,839,02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Albania" xlink:type="simple">Albania</text:a></text:p>
          </table:table-cell>
          <table:table-cell table:style-name="ce4" office:value-type="float" office:value="2829741" calcext:value-type="float">
            <text:p>2,829,74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Qatar" xlink:type="simple">Qatar</text:a></text:p>
          </table:table-cell>
          <table:table-cell table:style-name="ce4" office:value-type="float" office:value="2799202" calcext:value-type="float">
            <text:p>2,799,20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Jamaica" xlink:type="simple">Jamaica</text:a></text:p>
          </table:table-cell>
          <table:table-cell table:style-name="ce4" office:value-type="float" office:value="2727503" calcext:value-type="float">
            <text:p>2,727,50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Gambia" xlink:type="simple">Gambia</text:a></text:p>
          </table:table-cell>
          <table:table-cell table:style-name="ce4" office:value-type="float" office:value="2706000" calcext:value-type="float">
            <text:p>2,706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Moldova" xlink:type="simple">Moldova</text:a></text:p>
          </table:table-cell>
          <table:table-cell table:style-name="ce4" office:value-type="float" office:value="2597100" calcext:value-type="float">
            <text:p>2,597,1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Namibia" xlink:type="simple">Namibia</text:a></text:p>
          </table:table-cell>
          <table:table-cell table:style-name="ce4" office:value-type="float" office:value="2550226" calcext:value-type="float">
            <text:p>2,550,22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Botswana" xlink:type="simple">Botswana</text:a></text:p>
          </table:table-cell>
          <table:table-cell table:style-name="ce4" office:value-type="float" office:value="2410338" calcext:value-type="float">
            <text:p>2,410,33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Lesotho" xlink:type="simple">Lesotho</text:a></text:p>
          </table:table-cell>
          <table:table-cell table:style-name="ce4" office:value-type="float" office:value="2306000" calcext:value-type="float">
            <text:p>2,306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Gabon" xlink:type="simple">Gabon</text:a></text:p>
          </table:table-cell>
          <table:table-cell table:style-name="ce4" office:value-type="float" office:value="2233272" calcext:value-type="float">
            <text:p>2,233,27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lovenia" xlink:type="simple">Slovenia</text:a></text:p>
          </table:table-cell>
          <table:table-cell table:style-name="ce4" office:value-type="float" office:value="2108977" calcext:value-type="float">
            <text:p>2,108,97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Latvia" xlink:type="simple">Latvia</text:a></text:p>
          </table:table-cell>
          <table:table-cell table:style-name="ce4" office:value-type="float" office:value="1895400" calcext:value-type="float">
            <text:p>1,895,4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North_Macedonia" xlink:type="simple">North Macedonia</text:a></text:p>
          </table:table-cell>
          <table:table-cell table:style-name="ce4" office:value-type="float" office:value="1832696" calcext:value-type="float">
            <text:p>1,832,69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Kosovo" xlink:type="simple">Kosovo</text:a></text:p>
          </table:table-cell>
          <table:table-cell table:style-name="ce4" office:value-type="float" office:value="1798188" calcext:value-type="float">
            <text:p>1,798,18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Guinea-Bissau" xlink:type="simple">Guinea-Bissau</text:a></text:p>
          </table:table-cell>
          <table:table-cell table:style-name="ce4" office:value-type="float" office:value="1646077" calcext:value-type="float">
            <text:p>1,646,07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Equatorial_Guinea" xlink:type="simple">Equatorial Guinea</text:a></text:p>
          </table:table-cell>
          <table:table-cell table:style-name="ce4" office:value-type="float" office:value="1505588" calcext:value-type="float">
            <text:p>1,505,58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Bahrain" xlink:type="simple">Bahrain</text:a></text:p>
          </table:table-cell>
          <table:table-cell table:style-name="ce4" office:value-type="float" office:value="1501635" calcext:value-type="float">
            <text:p>1,501,63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rinidad_and_Tobago" xlink:type="simple">Trinidad and Tobago</text:a></text:p>
          </table:table-cell>
          <table:table-cell table:style-name="ce4" office:value-type="float" office:value="1367558" calcext:value-type="float">
            <text:p>1,367,55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Estonia" xlink:type="simple">Estonia</text:a></text:p>
          </table:table-cell>
          <table:table-cell table:style-name="ce4" office:value-type="float" office:value="1331796" calcext:value-type="float">
            <text:p>1,331,79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East_Timor" xlink:type="simple">East Timor</text:a></text:p>
          </table:table-cell>
          <table:table-cell table:style-name="ce4" office:value-type="float" office:value="1317780" calcext:value-type="float">
            <text:p>1,317,78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Mauritius" xlink:type="simple">Mauritius</text:a></text:p>
          </table:table-cell>
          <table:table-cell table:style-name="ce4" office:value-type="float" office:value="1266334" calcext:value-type="float">
            <text:p>1,266,33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Eswatini" xlink:type="simple">Eswatini</text:a></text:p>
          </table:table-cell>
          <table:table-cell table:style-name="ce4" office:value-type="float" office:value="1202000" calcext:value-type="float">
            <text:p>1,202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Djibouti" xlink:type="simple">Djibouti</text:a></text:p>
          </table:table-cell>
          <table:table-cell table:style-name="ce4" office:value-type="float" office:value="1001454" calcext:value-type="float">
            <text:p>1,001,4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Cyprus" xlink:type="simple">Cyprus</text:a></text:p>
          </table:table-cell>
          <table:table-cell table:style-name="ce4" office:value-type="float" office:value="9181" calcext:value-type="float">
            <text:p>9,18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Fiji" xlink:type="simple">Fiji</text:a></text:p>
          </table:table-cell>
          <table:table-cell table:style-name="ce4" office:value-type="float" office:value="898402" calcext:value-type="float">
            <text:p>898,40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Bhutan" xlink:type="simple">Bhutan</text:a></text:p>
          </table:table-cell>
          <table:table-cell table:style-name="ce4" office:value-type="float" office:value="7632" calcext:value-type="float">
            <text:p>7,63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Comoros" xlink:type="simple">Comoros</text:a></text:p>
          </table:table-cell>
          <table:table-cell table:style-name="ce4" office:value-type="float" office:value="758316" calcext:value-type="float">
            <text:p>758,3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Guyana" xlink:type="simple">Guyana</text:a></text:p>
          </table:table-cell>
          <table:table-cell table:style-name="ce4" office:value-type="float" office:value="743699" calcext:value-type="float">
            <text:p>743,69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olomon_Islands" xlink:type="simple">Solomon Islands</text:a></text:p>
          </table:table-cell>
          <table:table-cell table:style-name="ce4" office:value-type="float" office:value="728041" calcext:value-type="float">
            <text:p>728,04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Macau" xlink:type="simple">Macau </text:a></text:p>
          </table:table-cell>
          <table:table-cell table:style-name="ce4" office:value-type="float" office:value="6832" calcext:value-type="float">
            <text:p>6,83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Luxembourg" xlink:type="simple">Luxembourg</text:a></text:p>
          </table:table-cell>
          <table:table-cell table:style-name="ce4" office:value-type="float" office:value="645397" calcext:value-type="float">
            <text:p>645,39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Montenegro" xlink:type="simple">Montenegro</text:a></text:p>
          </table:table-cell>
          <table:table-cell table:style-name="ce4" office:value-type="float" office:value="617683" calcext:value-type="float">
            <text:p>617,68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uriname" xlink:type="simple">Suriname</text:a></text:p>
          </table:table-cell>
          <table:table-cell table:style-name="ce4" office:value-type="float" office:value="598" calcext:value-type="float">
            <text:p>59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Western_Sahara" xlink:type="simple">Western Sahara</text:a></text:p>
          </table:table-cell>
          <table:table-cell table:style-name="ce4" office:value-type="float" office:value="576" calcext:value-type="float">
            <text:p>57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Cape_Verde" xlink:type="simple">Cape Verde</text:a></text:p>
          </table:table-cell>
          <table:table-cell table:style-name="ce4" office:value-type="float" office:value="563198" calcext:value-type="float">
            <text:p>563,19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Malta" xlink:type="simple">Malta</text:a></text:p>
          </table:table-cell>
          <table:table-cell table:style-name="ce4" office:value-type="float" office:value="519562" calcext:value-type="float">
            <text:p>519,56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Belize" xlink:type="simple">Belize</text:a></text:p>
          </table:table-cell>
          <table:table-cell table:style-name="ce4" office:value-type="float" office:value="441471" calcext:value-type="float">
            <text:p>441,47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Brunei" xlink:type="simple">Brunei</text:a></text:p>
          </table:table-cell>
          <table:table-cell table:style-name="ce4" office:value-type="float" office:value="429999" calcext:value-type="float">
            <text:p>429,99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Bahamas" xlink:type="simple">Bahamas</text:a></text:p>
          </table:table-cell>
          <table:table-cell table:style-name="ce4" office:value-type="float" office:value="39345" calcext:value-type="float">
            <text:p>39,34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Iceland" xlink:type="simple">Iceland</text:a></text:p>
          </table:table-cell>
          <table:table-cell table:style-name="ce4" office:value-type="float" office:value="387758" calcext:value-type="float">
            <text:p>387,75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Maldives" xlink:type="simple">Maldives</text:a></text:p>
          </table:table-cell>
          <table:table-cell table:style-name="ce4" office:value-type="float" office:value="383135" calcext:value-type="float">
            <text:p>383,13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Northern_Cyprus" xlink:type="simple">Northern Cyprus</text:a></text:p>
          </table:table-cell>
          <table:table-cell table:style-name="ce4" office:value-type="float" office:value="382836" calcext:value-type="float">
            <text:p>382,83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ransnistria" xlink:type="simple">Transnistria</text:a></text:p>
          </table:table-cell>
          <table:table-cell table:style-name="ce4" office:value-type="float" office:value="360938" calcext:value-type="float">
            <text:p>360,93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Vanuatu" xlink:type="simple">Vanuatu</text:a></text:p>
          </table:table-cell>
          <table:table-cell table:style-name="ce4" office:value-type="float" office:value="301295" calcext:value-type="float">
            <text:p>301,29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Barbados" xlink:type="simple">Barbados</text:a></text:p>
          </table:table-cell>
          <table:table-cell table:style-name="ce4" office:value-type="float" office:value="282" calcext:value-type="float">
            <text:p>28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French_Polynesia" xlink:type="simple">French Polynesia </text:a></text:p>
          </table:table-cell>
          <table:table-cell table:style-name="ce4" office:value-type="float" office:value="27989" calcext:value-type="float">
            <text:p>27,98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New_Caledonia" xlink:type="simple">New Caledonia </text:a></text:p>
          </table:table-cell>
          <table:table-cell table:style-name="ce4" office:value-type="float" office:value="273674" calcext:value-type="float">
            <text:p>273,67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Abkhazia" xlink:type="simple">Abkhazia</text:a></text:p>
          </table:table-cell>
          <table:table-cell table:style-name="ce4" office:value-type="float" office:value="245424" calcext:value-type="float">
            <text:p>245,42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%C3%A3o_Tom%C3%A9_and_Pr%C3%ADncipe" xlink:type="simple">São Tomé and Príncipe</text:a></text:p>
          </table:table-cell>
          <table:table-cell table:style-name="ce4" office:value-type="float" office:value="21461" calcext:value-type="float">
            <text:p>21,46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amoa" xlink:type="simple">Samoa</text:a></text:p>
          </table:table-cell>
          <table:table-cell table:style-name="ce4" office:value-type="float" office:value="199853" calcext:value-type="float">
            <text:p>199,85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aint_Lucia" xlink:type="simple">Saint Lucia</text:a></text:p>
          </table:table-cell>
          <table:table-cell table:style-name="ce4" office:value-type="float" office:value="178696" calcext:value-type="float">
            <text:p>178,69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Guam" xlink:type="simple">Guam </text:a></text:p>
          </table:table-cell>
          <table:table-cell table:style-name="ce4" office:value-type="float" office:value="153836" calcext:value-type="float">
            <text:p>153,83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Cura%C3%A7ao" xlink:type="simple">Curaçao </text:a></text:p>
          </table:table-cell>
          <table:table-cell table:style-name="ce4" office:value-type="float" office:value="153671" calcext:value-type="float">
            <text:p>153,67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Republic_of_Artsakh" xlink:type="simple">Artsakh</text:a></text:p>
          </table:table-cell>
          <table:table-cell table:style-name="ce4" office:value-type="float" office:value="1489" calcext:value-type="float">
            <text:p>1,48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Grenada" xlink:type="simple">Grenada</text:a></text:p>
          </table:table-cell>
          <table:table-cell table:style-name="ce4" office:value-type="float" office:value="125" calcext:value-type="float">
            <text:p>12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Kiribati" xlink:type="simple">Kiribati</text:a></text:p>
          </table:table-cell>
          <table:table-cell table:style-name="ce4" office:value-type="float" office:value="12074" calcext:value-type="float">
            <text:p>12,07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Aruba" xlink:type="simple">Aruba </text:a></text:p>
          </table:table-cell>
          <table:table-cell table:style-name="ce4" office:value-type="float" office:value="11105" calcext:value-type="float">
            <text:p>11,10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aint_Vincent_and_the_Grenadines" xlink:type="simple">Saint Vincent and the Grenadines</text:a></text:p>
          </table:table-cell>
          <table:table-cell table:style-name="ce4" office:value-type="float" office:value="110696" calcext:value-type="float">
            <text:p>110,69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y_of_Jersey" xlink:type="simple">Jersey </text:a></text:p>
          </table:table-cell>
          <table:table-cell table:style-name="ce4" office:value-type="float" office:value="1078" calcext:value-type="float">
            <text:p>1,07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Federated_States_of_Micronesia" xlink:type="simple">Micronesia</text:a></text:p>
          </table:table-cell>
          <table:table-cell table:style-name="ce4" office:value-type="float" office:value="105754" calcext:value-type="float">
            <text:p>105,7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Antigua_and_Barbuda" xlink:type="simple">Antigua and Barbuda</text:a></text:p>
          </table:table-cell>
          <table:table-cell table:style-name="ce4" office:value-type="float" office:value="100772" calcext:value-type="float">
            <text:p>100,77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eychelles" xlink:type="simple">Seychelles</text:a></text:p>
          </table:table-cell>
          <table:table-cell table:style-name="ce4" office:value-type="float" office:value="100447" calcext:value-type="float">
            <text:p>100,44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onga" xlink:type="simple">Tonga</text:a></text:p>
          </table:table-cell>
          <table:table-cell table:style-name="ce4" office:value-type="float" office:value="100179" calcext:value-type="float">
            <text:p>100,17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United_States_Virgin_Islands" xlink:type="simple">U.S. Virgin Islands </text:a></text:p>
          </table:table-cell>
          <table:table-cell table:style-name="ce4" office:value-type="float" office:value="87146" calcext:value-type="float">
            <text:p>87,14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Isle_of_Man" xlink:type="simple">Isle of Man </text:a></text:p>
          </table:table-cell>
          <table:table-cell table:style-name="ce4" office:value-type="float" office:value="84069" calcext:value-type="float">
            <text:p>84,06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Andorra" xlink:type="simple">Andorra</text:a></text:p>
          </table:table-cell>
          <table:table-cell table:style-name="ce4" office:value-type="float" office:value="81057" calcext:value-type="float">
            <text:p>81,05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Dominica" xlink:type="simple">Dominica</text:a>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Cayman_Islands" xlink:type="simple">Cayman Islands </text:a></text:p>
          </table:table-cell>
          <table:table-cell table:style-name="ce4" office:value-type="float" office:value="71105" calcext:value-type="float">
            <text:p>71,10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Bermuda" xlink:type="simple">Bermuda </text:a></text:p>
          </table:table-cell>
          <table:table-cell table:style-name="ce4" office:value-type="float" office:value="64055" calcext:value-type="float">
            <text:p>64,0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Guernsey" xlink:type="simple">Guernsey </text:a></text:p>
          </table:table-cell>
          <table:table-cell table:style-name="ce4" office:value-type="float" office:value="63823" calcext:value-type="float">
            <text:p>63,82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Greenland" xlink:type="simple">Greenland </text:a></text:p>
          </table:table-cell>
          <table:table-cell table:style-name="ce4" office:value-type="float" office:value="56609" calcext:value-type="float">
            <text:p>56,60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Faroe_Islands" xlink:type="simple">Faroe Islands </text:a></text:p>
          </table:table-cell>
          <table:table-cell table:style-name="ce4" office:value-type="float" office:value="54255" calcext:value-type="float">
            <text:p>54,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outh_Ossetia" xlink:type="simple">South Ossetia</text:a></text:p>
          </table:table-cell>
          <table:table-cell table:style-name="ce4" office:value-type="float" office:value="5652" calcext:value-type="float">
            <text:p>5,65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American_Samoa" xlink:type="simple">American Samoa </text:a></text:p>
          </table:table-cell>
          <table:table-cell table:style-name="ce4" office:value-type="float" office:value="4971" calcext:value-type="float">
            <text:p>4,97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aint_Kitts_and_Nevis" xlink:type="simple">Saint Kitts and Nevis</text:a>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Northern_Mariana_Islands" xlink:type="simple">Northern Mariana Islands </text:a></text:p>
          </table:table-cell>
          <table:table-cell table:style-name="ce4" office:value-type="float" office:value="47329" calcext:value-type="float">
            <text:p>47,32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Turks_and_Caicos_Islands" xlink:type="simple">Turks and Caicos Islands </text:a></text:p>
          </table:table-cell>
          <table:table-cell table:style-name="ce4" office:value-type="float" office:value="44542" calcext:value-type="float">
            <text:p>44,54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int_Maarten" xlink:type="simple">Sint Maarten </text:a></text:p>
          </table:table-cell>
          <table:table-cell table:style-name="ce4" office:value-type="float" office:value="42577" calcext:value-type="float">
            <text:p>42,57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Liechtenstein" xlink:type="simple">Liechtenstein</text:a></text:p>
          </table:table-cell>
          <table:table-cell table:style-name="ce4" office:value-type="float" office:value="39444" calcext:value-type="float">
            <text:p>39,44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Marshall_Islands" xlink:type="simple">Marshall Islands</text:a></text:p>
          </table:table-cell>
          <table:table-cell table:style-name="ce4" office:value-type="float" office:value="39262" calcext:value-type="float">
            <text:p>39,26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Monaco" xlink:type="simple">Monaco</text:a></text:p>
          </table:table-cell>
          <table:table-cell table:style-name="ce4" office:value-type="float" office:value="3915" calcext:value-type="float">
            <text:p>3,9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an_Marino" xlink:type="simple">San Marino</text:a></text:p>
          </table:table-cell>
          <table:table-cell table:style-name="ce4" office:value-type="float" office:value="33785" calcext:value-type="float">
            <text:p>33,78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Gibraltar" xlink:type="simple">Gibraltar </text:a>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Collectivity_of_Saint_Martin#Demographics" xlink:type="simple">Saint Martin </text:a></text:p>
          </table:table-cell>
          <table:table-cell table:style-name="ce4" office:value-type="float" office:value="32489" calcext:value-type="float">
            <text:p>32,48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British_Virgin_Islands" xlink:type="simple">British Virgin Islands </text:a>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%C3%85land" xlink:type="simple">Åland </text:a></text:p>
          </table:table-cell>
          <table:table-cell table:style-name="ce4" office:value-type="float" office:value="30402" calcext:value-type="float">
            <text:p>30,40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Palau" xlink:type="simple">Palau</text:a></text:p>
          </table:table-cell>
          <table:table-cell table:style-name="ce4" office:value-type="float" office:value="16733" calcext:value-type="float">
            <text:p>16,73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Anguilla" xlink:type="simple">Anguilla </text:a></text:p>
          </table:table-cell>
          <table:table-cell table:style-name="ce4" office:value-type="float" office:value="15701" calcext:value-type="float">
            <text:p>15,70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Cook_Islands" xlink:type="simple">Cook Islands</text:a></text:p>
          </table:table-cell>
          <table:table-cell table:style-name="ce4" office:value-type="float" office:value="1504" calcext:value-type="float">
            <text:p>1,50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Nauru" xlink:type="simple">Nauru</text:a></text:p>
          </table:table-cell>
          <table:table-cell table:style-name="ce4" office:value-type="float" office:value="11832" calcext:value-type="float">
            <text:p>11,83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Wallis_and_Futuna" xlink:type="simple">Wallis and Futuna </text:a></text:p>
          </table:table-cell>
          <table:table-cell table:style-name="ce4" office:value-type="float" office:value="11369" calcext:value-type="float">
            <text:p>11,36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uvalu" xlink:type="simple">Tuvalu</text:a></text:p>
          </table:table-cell>
          <table:table-cell table:style-name="ce4" office:value-type="float" office:value="10679" calcext:value-type="float">
            <text:p>10,67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aint_Barth%C3%A9lemy" xlink:type="simple">Saint Barthélemy </text:a></text:p>
          </table:table-cell>
          <table:table-cell table:style-name="ce4" office:value-type="float" office:value="10289" calcext:value-type="float">
            <text:p>10,28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aint_Pierre_and_Miquelon" xlink:type="simple">Saint Pierre and Miquelon </text:a></text:p>
          </table:table-cell>
          <table:table-cell table:style-name="ce4" office:value-type="float" office:value="5974" calcext:value-type="float">
            <text:p>5,97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Saint_Helena,_Ascension_and_Tristan_da_Cunha" xlink:type="simple">Saint Helena, Ascension and Tristan da Cunha </text:a></text:p>
          </table:table-cell>
          <table:table-cell table:style-name="ce4" office:value-type="float" office:value="5651" calcext:value-type="float">
            <text:p>5,65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Montserrat" xlink:type="simple">Montserrat </text:a>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Falkland_Islands" xlink:type="simple">Falkland Islands </text:a>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Norfolk_Island" xlink:type="simple">Norfolk Island </text:a></text:p>
          </table:table-cell>
          <table:table-cell table:style-name="ce4" office:value-type="float" office:value="2188" calcext:value-type="float">
            <text:p>2,18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Christmas_Island" xlink:type="simple">Christmas Island </text:a></text:p>
          </table:table-cell>
          <table:table-cell table:style-name="ce4" office:value-type="float" office:value="1692" calcext:value-type="float">
            <text:p>1,6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okelau" xlink:type="simple">Tokelau </text:a></text:p>
          </table:table-cell>
          <table:table-cell table:style-name="ce4" office:value-type="float" office:value="1647" calcext:value-type="float">
            <text:p>1,64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Niue" xlink:type="simple">Niue</text:a></text:p>
          </table:table-cell>
          <table:table-cell table:style-name="ce4" office:value-type="float" office:value="1549" calcext:value-type="float">
            <text:p>1,54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Vatican_City" xlink:type="simple">Vatican City</text:a></text:p>
          </table:table-cell>
          <table:table-cell table:style-name="ce4" office:value-type="float" office:value="825" calcext:value-type="float">
            <text:p>82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Cocos_(Keeling)_Islands" xlink:type="simple">Cocos </text:a></text:p>
          </table:table-cell>
          <table:table-cell table:style-name="ce4" office:value-type="float" office:value="593" calcext:value-type="float">
            <text:p>59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https://en.wikipedia.org/wiki/Demographics_of_the_Pitcairn_Islands" xlink:type="simple">Pitcairn Islands </text:a>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1022"/>
        </table:table-row>
        <table:table-row table:style-name="ro1" table:number-rows-repeated="756">
          <table:table-cell/>
          <table:table-cell table:style-name="ce5"/>
          <table:table-cell table:number-columns-repeated="1022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4" meta:object-count="0"/>
    <meta:generator>LibreOfficeDev/6.0.5.2$Linux_X86_64 LibreOffice_project/</meta:generator>
  </office:meta>
</office:document-meta>
</file>